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agatorAction.act( Redirector redirector , SourceResolver resolver , Map objectModel , String source , Parameters parameters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9">
            <text:p text:style-name="Table_20_Contents">19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Entry.Entry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agatorAction.configure( Configuration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